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a95191" officeooo:paragraph-rsid="00a95191"/>
    </style:style>
    <style:style style:name="P2" style:family="paragraph" style:parent-style-name="Text_20_body">
      <style:text-properties fo:language="en" fo:country="US" officeooo:rsid="005c743a" officeooo:paragraph-rsid="005c743a"/>
    </style:style>
    <style:style style:name="P3" style:family="paragraph" style:parent-style-name="Text_20_body">
      <style:text-properties fo:language="en" fo:country="US" officeooo:rsid="0066ff8d" officeooo:paragraph-rsid="0066ff8d"/>
    </style:style>
    <style:style style:name="P4" style:family="paragraph" style:parent-style-name="Text_20_body">
      <style:text-properties fo:language="en" fo:country="US" officeooo:rsid="0060bf85" officeooo:paragraph-rsid="0060bf85"/>
    </style:style>
    <style:style style:name="P5" style:family="paragraph" style:parent-style-name="Text_20_body">
      <style:text-properties fo:language="en" fo:country="US" officeooo:rsid="00624eaf" officeooo:paragraph-rsid="00624eaf"/>
    </style:style>
    <style:style style:name="P6" style:family="paragraph" style:parent-style-name="Text_20_body">
      <style:text-properties fo:language="en" fo:country="US" officeooo:rsid="00653d52" officeooo:paragraph-rsid="0069c3db"/>
    </style:style>
    <style:style style:name="P7" style:family="paragraph" style:parent-style-name="Text_20_body">
      <style:text-properties fo:language="en" fo:country="US" officeooo:rsid="00722549" officeooo:paragraph-rsid="00722549"/>
    </style:style>
    <style:style style:name="P8" style:family="paragraph" style:parent-style-name="Text_20_body">
      <style:text-properties fo:language="en" fo:country="US" officeooo:rsid="00792add" officeooo:paragraph-rsid="00792add"/>
    </style:style>
    <style:style style:name="P9" style:family="paragraph" style:parent-style-name="Text_20_body">
      <style:text-properties fo:language="en" fo:country="US" officeooo:rsid="007aca18" officeooo:paragraph-rsid="007aca18"/>
    </style:style>
    <style:style style:name="P10" style:family="paragraph" style:parent-style-name="Text_20_body">
      <style:text-properties fo:language="en" fo:country="US" officeooo:rsid="00a4105f" officeooo:paragraph-rsid="00a4105f"/>
    </style:style>
    <style:style style:name="P11" style:family="paragraph" style:parent-style-name="Text_20_body">
      <style:text-properties fo:language="en" fo:country="US" officeooo:rsid="0098e8b0" officeooo:paragraph-rsid="0098e8b0"/>
    </style:style>
    <style:style style:name="P12" style:family="paragraph" style:parent-style-name="Text_20_body">
      <style:text-properties fo:language="en" fo:country="US" officeooo:rsid="009f6995" officeooo:paragraph-rsid="009f6995"/>
    </style:style>
    <style:style style:name="P13" style:family="paragraph" style:parent-style-name="Text_20_body">
      <style:text-properties fo:language="en" fo:country="US" officeooo:rsid="00a15bba" officeooo:paragraph-rsid="00a15bba"/>
    </style:style>
    <style:style style:name="P14" style:family="paragraph" style:parent-style-name="Text_20_body">
      <style:text-properties fo:language="en" fo:country="US" officeooo:paragraph-rsid="00a51c52"/>
    </style:style>
    <style:style style:name="P15" style:family="paragraph" style:parent-style-name="Text_20_body">
      <style:text-properties fo:language="en" fo:country="US" officeooo:rsid="00ad814d" officeooo:paragraph-rsid="00ad814d"/>
    </style:style>
    <style:style style:name="P16" style:family="paragraph" style:parent-style-name="Text_20_body">
      <style:text-properties fo:language="en" fo:country="US" officeooo:rsid="00b01320" officeooo:paragraph-rsid="00b01320"/>
    </style:style>
    <style:style style:name="P17" style:family="paragraph" style:parent-style-name="Text_20_body">
      <style:text-properties fo:language="en" fo:country="US" officeooo:rsid="00b328cb" officeooo:paragraph-rsid="00b328cb"/>
    </style:style>
    <style:style style:name="P18" style:family="paragraph" style:parent-style-name="Text_20_body">
      <style:text-properties fo:language="en" fo:country="US" officeooo:rsid="00c23896" officeooo:paragraph-rsid="00c23896"/>
    </style:style>
    <style:style style:name="P19" style:family="paragraph" style:parent-style-name="Text_20_body">
      <style:text-properties fo:language="en" fo:country="US" officeooo:rsid="00d9d51e" officeooo:paragraph-rsid="00d9d51e"/>
    </style:style>
    <style:style style:name="P20" style:family="paragraph" style:parent-style-name="Text_20_body">
      <style:text-properties fo:language="en" fo:country="US" officeooo:rsid="00cef7ea" officeooo:paragraph-rsid="00cef7ea"/>
    </style:style>
    <style:style style:name="P21" style:family="paragraph" style:parent-style-name="Text_20_body">
      <style:text-properties fo:language="en" fo:country="US" officeooo:rsid="00d39e05" officeooo:paragraph-rsid="00d39e05"/>
    </style:style>
    <style:style style:name="P22" style:family="paragraph" style:parent-style-name="Heading_20_2">
      <style:text-properties fo:language="en" fo:country="US" officeooo:rsid="00a95191" officeooo:paragraph-rsid="00a95191"/>
    </style:style>
    <style:style style:name="P23" style:family="paragraph" style:parent-style-name="Heading_20_2">
      <style:text-properties fo:language="en" fo:country="US" officeooo:rsid="00c4d112" officeooo:paragraph-rsid="00c4d112"/>
    </style:style>
    <style:style style:name="P24" style:family="paragraph" style:parent-style-name="Heading_20_3">
      <style:text-properties fo:language="en" fo:country="US" officeooo:rsid="00ae12b5" officeooo:paragraph-rsid="00ae12b5"/>
    </style:style>
    <style:style style:name="P25" style:family="paragraph" style:parent-style-name="Heading_20_3">
      <style:text-properties fo:language="en" fo:country="US" officeooo:rsid="00b1e549" officeooo:paragraph-rsid="00b1e549"/>
    </style:style>
    <style:style style:name="P26" style:family="paragraph" style:parent-style-name="Heading_20_3">
      <style:text-properties fo:language="en" fo:country="US" officeooo:rsid="00cd7b71" officeooo:paragraph-rsid="00cd7b71"/>
    </style:style>
    <style:style style:name="P27" style:family="paragraph" style:parent-style-name="Heading_20_3">
      <style:text-properties fo:language="en" fo:country="US" officeooo:rsid="00e60c4d" officeooo:paragraph-rsid="00e60c4d"/>
    </style:style>
    <style:style style:name="P28" style:family="paragraph" style:parent-style-name="Heading_20_3">
      <style:text-properties fo:language="en" fo:country="US" officeooo:rsid="00dcd1c2" officeooo:paragraph-rsid="00dcd1c2"/>
    </style:style>
    <style:style style:name="P29" style:family="paragraph" style:parent-style-name="Heading_20_3">
      <style:text-properties fo:language="en" fo:country="US" officeooo:rsid="00f148b9" officeooo:paragraph-rsid="00f148b9"/>
    </style:style>
    <style:style style:name="P30" style:family="paragraph" style:parent-style-name="Heading_20_4">
      <style:text-properties fo:language="en" fo:country="US" officeooo:rsid="009745c0" officeooo:paragraph-rsid="009745c0"/>
    </style:style>
    <style:style style:name="P31" style:family="paragraph" style:parent-style-name="Heading_20_4">
      <style:text-properties fo:language="en" fo:country="US" officeooo:rsid="0101b6f9" officeooo:paragraph-rsid="0101b6f9"/>
    </style:style>
    <style:style style:name="P32" style:family="paragraph" style:parent-style-name="Text_20_body" style:list-style-name="L1">
      <style:text-properties fo:language="en" fo:country="US" officeooo:rsid="00b01320" officeooo:paragraph-rsid="00b01320"/>
    </style:style>
    <style:style style:name="P33" style:family="paragraph" style:parent-style-name="Text_20_body">
      <style:text-properties fo:language="en" fo:country="US" officeooo:rsid="00b01320" officeooo:paragraph-rsid="00b01320"/>
    </style:style>
    <style:style style:name="P34" style:family="paragraph" style:parent-style-name="Text_20_body" style:list-style-name="L2">
      <style:text-properties fo:language="en" fo:country="US" officeooo:rsid="00b01320" officeooo:paragraph-rsid="00b01320"/>
    </style:style>
    <style:style style:name="P35" style:family="paragraph" style:parent-style-name="Text_20_body" style:list-style-name="L2">
      <style:text-properties fo:language="en" fo:country="US" officeooo:rsid="00b0f339" officeooo:paragraph-rsid="00b0f339"/>
    </style:style>
    <style:style style:name="P36" style:family="paragraph" style:parent-style-name="Text_20_body" style:list-style-name="L3">
      <style:text-properties fo:language="en" fo:country="US" officeooo:rsid="00b4692d" officeooo:paragraph-rsid="00b4692d"/>
    </style:style>
    <style:style style:name="P37" style:family="paragraph" style:parent-style-name="Text_20_body" style:list-style-name="L3">
      <style:text-properties fo:language="en" fo:country="US" officeooo:rsid="00b53f44" officeooo:paragraph-rsid="00b53f44"/>
    </style:style>
    <style:style style:name="P38" style:family="paragraph" style:parent-style-name="Text_20_body" style:list-style-name="L3">
      <style:text-properties fo:language="en" fo:country="US" officeooo:rsid="00b5f5ca" officeooo:paragraph-rsid="00b5f5ca"/>
    </style:style>
    <style:style style:name="P39" style:family="paragraph" style:parent-style-name="Text_20_body" style:list-style-name="L3">
      <style:text-properties fo:language="en" fo:country="US" officeooo:rsid="00bdd106" officeooo:paragraph-rsid="00bdd106"/>
    </style:style>
    <style:style style:name="P40" style:family="paragraph" style:parent-style-name="Text_20_body" style:list-style-name="L3">
      <style:text-properties fo:language="en" fo:country="US" officeooo:rsid="00b81e99" officeooo:paragraph-rsid="00b81e99"/>
    </style:style>
    <style:style style:name="P41" style:family="paragraph" style:parent-style-name="Text_20_body" style:list-style-name="L3">
      <style:text-properties fo:language="en" fo:country="US" officeooo:rsid="00bf384f" officeooo:paragraph-rsid="00bf384f"/>
    </style:style>
    <style:style style:name="P42" style:family="paragraph" style:parent-style-name="Text_20_body" style:list-style-name="L4">
      <style:text-properties fo:language="en" fo:country="US" officeooo:rsid="00d1dad9" officeooo:paragraph-rsid="00d1dad9"/>
    </style:style>
    <style:style style:name="P43" style:family="paragraph" style:parent-style-name="Text_20_body" style:list-style-name="L5">
      <style:text-properties fo:language="en" fo:country="US" officeooo:rsid="00d39e05" officeooo:paragraph-rsid="00d39e05"/>
    </style:style>
    <style:style style:name="P44" style:family="paragraph" style:parent-style-name="Text_20_body" style:list-style-name="L5">
      <style:text-properties fo:language="en" fo:country="US" officeooo:rsid="00d5f1c9" officeooo:paragraph-rsid="00d5f1c9"/>
    </style:style>
    <style:style style:name="P45" style:family="paragraph" style:parent-style-name="Text_20_body" style:list-style-name="L13">
      <style:text-properties fo:language="en" fo:country="US" officeooo:rsid="00494259" officeooo:paragraph-rsid="00febb9f"/>
    </style:style>
    <style:style style:name="P46" style:family="paragraph" style:parent-style-name="Text_20_body" style:list-style-name="L8">
      <style:text-properties fo:language="en" fo:country="US" officeooo:rsid="005c743a" officeooo:paragraph-rsid="005c743a"/>
    </style:style>
    <style:style style:name="P47" style:family="paragraph" style:parent-style-name="Text_20_body" style:list-style-name="L9">
      <style:text-properties fo:language="en" fo:country="US" officeooo:rsid="00722549" officeooo:paragraph-rsid="00722549"/>
    </style:style>
    <style:style style:name="P48" style:family="paragraph" style:parent-style-name="Text_20_body">
      <style:text-properties fo:language="en" fo:country="US" officeooo:rsid="0076e1c1" officeooo:paragraph-rsid="007852a9"/>
    </style:style>
    <style:style style:name="P49" style:family="paragraph" style:parent-style-name="Text_20_body" style:list-style-name="L10">
      <style:text-properties fo:language="en" fo:country="US" officeooo:rsid="009cea4f" officeooo:paragraph-rsid="009cea4f"/>
    </style:style>
    <style:style style:name="P50" style:family="paragraph" style:parent-style-name="Text_20_body" style:list-style-name="L10">
      <style:text-properties fo:language="en" fo:country="US" officeooo:rsid="009b4a1d" officeooo:paragraph-rsid="009b4a1d"/>
    </style:style>
    <style:style style:name="P51" style:family="paragraph" style:parent-style-name="Text_20_body">
      <style:text-properties fo:language="en" fo:country="US" officeooo:rsid="00deb5c1" officeooo:paragraph-rsid="00deb5c1"/>
    </style:style>
    <style:style style:name="P52" style:family="paragraph" style:parent-style-name="Text_20_body">
      <style:text-properties fo:language="en" fo:country="US" officeooo:rsid="00dec11e" officeooo:paragraph-rsid="00dec11e"/>
    </style:style>
    <style:style style:name="P53" style:family="paragraph" style:parent-style-name="Text_20_body">
      <style:text-properties fo:language="en" fo:country="US" officeooo:rsid="00e277bc" officeooo:paragraph-rsid="00e32c9a"/>
    </style:style>
    <style:style style:name="P54" style:family="paragraph" style:parent-style-name="Text_20_body" style:list-style-name="L11">
      <style:text-properties fo:language="en" fo:country="US" officeooo:rsid="00e32c9a" officeooo:paragraph-rsid="00e32c9a"/>
    </style:style>
    <style:style style:name="P55" style:family="paragraph" style:parent-style-name="Text_20_body">
      <style:text-properties fo:language="en" fo:country="US" officeooo:rsid="00e60c4d" officeooo:paragraph-rsid="00e60c4d"/>
    </style:style>
    <style:style style:name="P56" style:family="paragraph" style:parent-style-name="Text_20_body">
      <style:text-properties fo:language="en" fo:country="US" officeooo:rsid="00e8321d" officeooo:paragraph-rsid="00e8321d"/>
    </style:style>
    <style:style style:name="P57" style:family="paragraph" style:parent-style-name="Text_20_body">
      <style:text-properties fo:language="en" fo:country="US" officeooo:rsid="00385acc" officeooo:paragraph-rsid="00385acc"/>
    </style:style>
    <style:style style:name="P58" style:family="paragraph" style:parent-style-name="Text_20_body">
      <style:text-properties fo:language="en" fo:country="US" officeooo:rsid="00e8b265" officeooo:paragraph-rsid="00e8b265"/>
    </style:style>
    <style:style style:name="P59" style:family="paragraph" style:parent-style-name="Text_20_body">
      <style:text-properties fo:language="en" fo:country="US" officeooo:rsid="00e980cc" officeooo:paragraph-rsid="00e980cc"/>
    </style:style>
    <style:style style:name="P60" style:family="paragraph" style:parent-style-name="Text_20_body">
      <style:text-properties fo:language="en" fo:country="US" officeooo:rsid="00ec9055" officeooo:paragraph-rsid="00f7064a"/>
    </style:style>
    <style:style style:name="P61" style:family="paragraph" style:parent-style-name="Text_20_body">
      <style:text-properties fo:language="en" fo:country="US" officeooo:rsid="00ef52d3" officeooo:paragraph-rsid="00ef52d3"/>
    </style:style>
    <style:style style:name="P62" style:family="paragraph" style:parent-style-name="Text_20_body">
      <style:text-properties fo:language="en" fo:country="US" officeooo:rsid="00f21f22" officeooo:paragraph-rsid="00f21f22"/>
    </style:style>
    <style:style style:name="P63" style:family="paragraph" style:parent-style-name="Text_20_body">
      <style:text-properties fo:language="en" fo:country="US" officeooo:rsid="00f5a304" officeooo:paragraph-rsid="00f5a304"/>
    </style:style>
    <style:style style:name="P64" style:family="paragraph" style:parent-style-name="Text_20_body" style:list-style-name="L12">
      <style:text-properties fo:language="en" fo:country="US" officeooo:rsid="00f8cfa6" officeooo:paragraph-rsid="00f8cfa6"/>
    </style:style>
    <style:style style:name="P65" style:family="paragraph" style:parent-style-name="Text_20_body">
      <style:text-properties fo:language="en" fo:country="US" officeooo:rsid="00fa4187" officeooo:paragraph-rsid="00fa4187"/>
    </style:style>
    <style:style style:name="P66" style:family="paragraph" style:parent-style-name="Text_20_body">
      <style:text-properties fo:language="en" fo:country="US" officeooo:rsid="00febb9f" officeooo:paragraph-rsid="00febb9f"/>
    </style:style>
    <style:style style:name="P67" style:family="paragraph" style:parent-style-name="Text_20_body">
      <style:text-properties fo:language="en" fo:country="US" officeooo:rsid="00624eaf" officeooo:paragraph-rsid="00624eaf"/>
    </style:style>
    <style:style style:name="P68" style:family="paragraph" style:parent-style-name="Text_20_body">
      <style:text-properties fo:language="en" fo:country="US" officeooo:paragraph-rsid="00f8d5c3"/>
    </style:style>
    <style:style style:name="P69" style:family="paragraph" style:parent-style-name="Text_20_body" style:list-style-name="L13">
      <style:text-properties fo:language="en" fo:country="US" officeooo:paragraph-rsid="00febb9f"/>
    </style:style>
    <style:style style:name="P70" style:family="paragraph" style:parent-style-name="Standard">
      <style:text-properties fo:language="en" fo:country="US" officeooo:rsid="00fe2f9d" officeooo:paragraph-rsid="00febb9f"/>
    </style:style>
    <style:style style:name="T1" style:family="text">
      <style:text-properties fo:font-weight="bold" style:font-weight-asian="bold" style:font-weight-complex="bold"/>
    </style:style>
    <style:style style:name="T2" style:family="text">
      <style:text-properties fo:font-weight="bold" officeooo:rsid="0031f58d" style:font-weight-asian="bold" style:font-weight-complex="bold"/>
    </style:style>
    <style:style style:name="T3" style:family="text">
      <style:text-properties fo:font-weight="bold" officeooo:rsid="00e97e85" style:font-weight-asian="bold" style:font-weight-complex="bold"/>
    </style:style>
    <style:style style:name="T4" style:family="text">
      <style:text-properties fo:font-weight="bold" officeooo:rsid="00f8d5c3" style:font-weight-asian="bold" style:font-weight-complex="bold"/>
    </style:style>
    <style:style style:name="T5" style:family="text">
      <style:text-properties fo:font-weight="bold" officeooo:rsid="00f9e62f" style:font-weight-asian="bold" style:font-weight-complex="bold"/>
    </style:style>
    <style:style style:name="T6" style:family="text">
      <style:text-properties fo:font-weight="bold" officeooo:rsid="0041887e" style:font-weight-asian="bold" style:font-weight-complex="bold"/>
    </style:style>
    <style:style style:name="T7" style:family="text">
      <style:text-properties fo:font-weight="bold" officeooo:rsid="0101e0c0" style:font-weight-asian="bold" style:font-weight-complex="bold"/>
    </style:style>
    <style:style style:name="T8" style:family="text">
      <style:text-properties fo:font-style="italic" style:font-style-asian="italic" style:font-style-complex="italic"/>
    </style:style>
    <style:style style:name="T9" style:family="text">
      <style:text-properties officeooo:rsid="0031f58d"/>
    </style:style>
    <style:style style:name="T10" style:family="text">
      <style:text-properties style:text-position="sub 58%"/>
    </style:style>
    <style:style style:name="T11" style:family="text">
      <style:text-properties style:text-position="sub 58%" officeooo:rsid="0053dddf"/>
    </style:style>
    <style:style style:name="T12" style:family="text">
      <style:text-properties style:text-position="sub 58%" officeooo:rsid="005ea5fc"/>
    </style:style>
    <style:style style:name="T13" style:family="text">
      <style:text-properties style:text-position="sub 58%" officeooo:rsid="005fe0cf"/>
    </style:style>
    <style:style style:name="T14" style:family="text">
      <style:text-properties style:text-position="sub 58%" officeooo:rsid="0069c3db"/>
    </style:style>
    <style:style style:name="T15" style:family="text">
      <style:text-properties style:text-position="sub 58%" fo:font-style="normal" officeooo:rsid="007a4cd8" style:font-style-asian="normal" style:font-style-complex="normal"/>
    </style:style>
    <style:style style:name="T16" style:family="text">
      <style:text-properties style:text-position="sub 58%" fo:font-style="normal" officeooo:rsid="007e923d" style:font-style-asian="normal" style:font-style-complex="normal"/>
    </style:style>
    <style:style style:name="T17" style:family="text">
      <style:text-properties style:text-position="sub 58%" officeooo:rsid="00740890"/>
    </style:style>
    <style:style style:name="T18" style:family="text">
      <style:text-properties style:text-position="sub 58%" officeooo:rsid="009f23ef"/>
    </style:style>
    <style:style style:name="T19" style:family="text">
      <style:text-properties style:text-position="sub 58%" officeooo:rsid="00703af2"/>
    </style:style>
    <style:style style:name="T20" style:family="text">
      <style:text-properties style:text-position="sub 58%" officeooo:rsid="0083e7d7"/>
    </style:style>
    <style:style style:name="T21" style:family="text">
      <style:text-properties style:text-position="sub 58%" fo:font-weight="normal" style:font-weight-asian="normal" style:font-weight-complex="normal"/>
    </style:style>
    <style:style style:name="T22" style:family="text">
      <style:text-properties officeooo:rsid="0052ebc1"/>
    </style:style>
    <style:style style:name="T23" style:family="text">
      <style:text-properties officeooo:rsid="0053dddf"/>
    </style:style>
    <style:style style:name="T24" style:family="text">
      <style:text-properties officeooo:rsid="005ea5fc"/>
    </style:style>
    <style:style style:name="T25" style:family="text">
      <style:text-properties officeooo:rsid="006103f3"/>
    </style:style>
    <style:style style:name="T26" style:family="text">
      <style:text-properties officeooo:rsid="0069c3db"/>
    </style:style>
    <style:style style:name="T27" style:family="text">
      <style:text-properties officeooo:rsid="00703af2"/>
    </style:style>
    <style:style style:name="T28" style:family="text">
      <style:text-properties officeooo:rsid="00740890"/>
    </style:style>
    <style:style style:name="T29" style:family="text">
      <style:text-properties officeooo:rsid="0079a3fd"/>
    </style:style>
    <style:style style:name="T30" style:family="text">
      <style:text-properties fo:font-style="normal" officeooo:rsid="007a4cd8" style:font-style-asian="normal" style:font-style-complex="normal"/>
    </style:style>
    <style:style style:name="T31" style:family="text">
      <style:text-properties fo:font-style="normal" officeooo:rsid="007fc7f5" style:font-style-asian="normal" style:font-style-complex="normal"/>
    </style:style>
    <style:style style:name="T32" style:family="text">
      <style:text-properties fo:font-style="normal" officeooo:rsid="007e923d" style:font-style-asian="normal" style:font-style-complex="normal"/>
    </style:style>
    <style:style style:name="T33" style:family="text">
      <style:text-properties fo:font-style="normal" officeooo:rsid="007d19c0" style:font-style-asian="normal" style:font-style-complex="normal"/>
    </style:style>
    <style:style style:name="T34" style:family="text">
      <style:text-properties officeooo:rsid="0083e7d7"/>
    </style:style>
    <style:style style:name="T35" style:family="text">
      <style:text-properties officeooo:rsid="008fca69"/>
    </style:style>
    <style:style style:name="T36" style:family="text">
      <style:text-properties officeooo:rsid="0090bb81"/>
    </style:style>
    <style:style style:name="T37" style:family="text">
      <style:text-properties officeooo:rsid="0092858e"/>
    </style:style>
    <style:style style:name="T38" style:family="text">
      <style:text-properties officeooo:rsid="0092f65b"/>
    </style:style>
    <style:style style:name="T39" style:family="text">
      <style:text-properties officeooo:rsid="009a592d"/>
    </style:style>
    <style:style style:name="T40" style:family="text">
      <style:text-properties officeooo:rsid="009b4a1d"/>
    </style:style>
    <style:style style:name="T41" style:family="text">
      <style:text-properties style:text-position="-33% 58%"/>
    </style:style>
    <style:style style:name="T42" style:family="text">
      <style:text-properties officeooo:rsid="009f23ef"/>
    </style:style>
    <style:style style:name="T43" style:family="text">
      <style:text-properties officeooo:rsid="009fd453"/>
    </style:style>
    <style:style style:name="T44" style:family="text">
      <style:text-properties officeooo:rsid="00aade5b"/>
    </style:style>
    <style:style style:name="T45" style:family="text">
      <style:text-properties officeooo:rsid="00ab15de"/>
    </style:style>
    <style:style style:name="T46" style:family="text">
      <style:text-properties officeooo:rsid="00ae02d7"/>
    </style:style>
    <style:style style:name="T47" style:family="text">
      <style:text-properties officeooo:rsid="00af70df"/>
    </style:style>
    <style:style style:name="T48" style:family="text">
      <style:text-properties officeooo:rsid="00b0a23b"/>
    </style:style>
    <style:style style:name="T49" style:family="text">
      <style:text-properties officeooo:rsid="00b752f0"/>
    </style:style>
    <style:style style:name="T50" style:family="text">
      <style:text-properties officeooo:rsid="00b92616"/>
    </style:style>
    <style:style style:name="T51" style:family="text">
      <style:text-properties officeooo:rsid="00be977f"/>
    </style:style>
    <style:style style:name="T52" style:family="text">
      <style:text-properties officeooo:rsid="00c068ee"/>
    </style:style>
    <style:style style:name="T53" style:family="text">
      <style:text-properties officeooo:rsid="00cbcb7c"/>
    </style:style>
    <style:style style:name="T54" style:family="text">
      <style:text-properties officeooo:rsid="00d0ad2f"/>
    </style:style>
    <style:style style:name="T55" style:family="text">
      <style:text-properties officeooo:rsid="00d54906"/>
    </style:style>
    <style:style style:name="T56" style:family="text">
      <style:text-properties officeooo:rsid="00d7bbf0"/>
    </style:style>
    <style:style style:name="T57" style:family="text">
      <style:text-properties officeooo:rsid="00daf6ed"/>
    </style:style>
    <style:style style:name="T58" style:family="text">
      <style:text-properties officeooo:rsid="00db4540"/>
    </style:style>
    <style:style style:name="T59" style:family="text">
      <style:text-properties officeooo:rsid="00de1045"/>
    </style:style>
    <style:style style:name="T60" style:family="text">
      <style:text-properties officeooo:rsid="00dfd935"/>
    </style:style>
    <style:style style:name="T61" style:family="text">
      <style:text-properties officeooo:rsid="00e32c9a"/>
    </style:style>
    <style:style style:name="T62" style:family="text">
      <style:text-properties fo:language="en" fo:country="US" fo:font-weight="bold" officeooo:rsid="0041887e" style:font-weight-asian="bold" style:font-weight-complex="bold"/>
    </style:style>
    <style:style style:name="T63" style:family="text">
      <style:text-properties fo:language="en" fo:country="US" fo:font-weight="bold" officeooo:rsid="00f8d5c3" style:font-weight-asian="bold" style:font-weight-complex="bold"/>
    </style:style>
    <style:style style:name="T64" style:family="text">
      <style:text-properties fo:language="en" fo:country="US" fo:font-weight="normal" officeooo:rsid="0041887e" style:font-weight-asian="normal" style:font-weight-complex="normal"/>
    </style:style>
    <style:style style:name="T65" style:family="text">
      <style:text-properties fo:language="en" fo:country="US" fo:font-weight="normal" officeooo:rsid="00f8d5c3" style:font-weight-asian="normal" style:font-weight-complex="normal"/>
    </style:style>
    <style:style style:name="T66" style:family="text">
      <style:text-properties fo:language="en" fo:country="US" fo:font-weight="normal" officeooo:rsid="00f9e62f" style:font-weight-asian="normal" style:font-weight-complex="normal"/>
    </style:style>
    <style:style style:name="T67" style:family="text">
      <style:text-properties fo:language="en" fo:country="US" officeooo:rsid="00f8d5c3"/>
    </style:style>
    <style:style style:name="T68" style:family="text">
      <style:text-properties officeooo:rsid="00e8b265"/>
    </style:style>
    <style:style style:name="T69" style:family="text">
      <style:text-properties fo:language="cs" fo:country="CZ" fo:font-weight="bold" officeooo:rsid="0101e0c0" style:font-weight-asian="bold" style:font-weight-complex="bold"/>
    </style:style>
    <style:style style:name="T70" style:family="text">
      <style:text-properties fo:language="cs" fo:country="CZ" fo:font-weight="normal" style:font-weight-asian="normal" style:font-weight-complex="normal"/>
    </style:style>
    <style:style style:name="T71" style:family="text">
      <style:text-properties fo:language="cs" fo:country="CZ" fo:font-weight="normal" officeooo:rsid="00fbb1e6" style:font-weight-asian="normal" style:font-weight-complex="normal"/>
    </style:style>
    <style:style style:name="T72" style:family="text">
      <style:text-properties fo:language="cs" fo:country="CZ" fo:font-weight="normal" officeooo:rsid="00fe2f9d" style:font-weight-asian="normal" style:font-weight-complex="normal"/>
    </style:style>
    <style:style style:name="T73" style:family="text">
      <style:text-properties fo:language="cs" fo:country="CZ" fo:font-weight="normal" officeooo:rsid="00f9e62f" style:font-weight-asian="normal" style:font-weight-complex="normal"/>
    </style:style>
    <style:style style:name="T74" style:family="text">
      <style:text-properties fo:language="cs" fo:country="CZ" fo:font-weight="normal" officeooo:rsid="01002586" style:font-weight-asian="normal" style:font-weight-complex="normal"/>
    </style:style>
    <style:style style:name="T75" style:family="text">
      <style:text-properties fo:language="cs" fo:country="CZ" officeooo:rsid="00fd6a23"/>
    </style:style>
    <style:style style:name="T76" style:family="text">
      <style:text-properties officeooo:rsid="00ea24eb"/>
    </style:style>
    <style:style style:name="T77" style:family="text">
      <style:text-properties officeooo:rsid="00eaf6f0"/>
    </style:style>
    <style:style style:name="T78" style:family="text">
      <style:text-properties officeooo:rsid="00f08e9e"/>
    </style:style>
    <style:style style:name="T79" style:family="text">
      <style:text-properties officeooo:rsid="00f57816"/>
    </style:style>
    <style:style style:name="T80" style:family="text">
      <style:text-properties officeooo:rsid="00f6c423"/>
    </style:style>
    <style:style style:name="T81" style:family="text">
      <style:text-properties officeooo:rsid="00f7064a"/>
    </style:style>
    <style:style style:name="T82" style:family="text">
      <style:text-properties officeooo:rsid="00f8d5c3"/>
    </style:style>
    <style:style style:name="T83" style:family="text">
      <style:text-properties fo:font-weight="normal" style:font-weight-asian="normal" style:font-weight-complex="normal"/>
    </style:style>
    <style:style style:name="T84" style:family="text">
      <style:text-properties fo:font-weight="normal" officeooo:rsid="0041887e" style:font-weight-asian="normal" style:font-weight-complex="normal"/>
    </style:style>
    <style:style style:name="T85" style:family="text">
      <style:text-properties fo:font-weight="normal" officeooo:rsid="00f9e62f" style:font-weight-asian="normal" style:font-weight-complex="normal"/>
    </style:style>
    <style:style style:name="T86" style:family="text">
      <style:text-properties fo:font-weight="normal" officeooo:rsid="00f8d5c3" style:font-weight-asian="normal" style:font-weight-complex="normal"/>
    </style:style>
    <style:style style:name="T87" style:family="text">
      <style:text-properties fo:font-weight="normal" officeooo:rsid="00febb9f" style:font-weight-asian="normal" style:font-weight-complex="normal"/>
    </style:style>
    <style:style style:name="T88" style:family="text">
      <style:text-properties fo:font-weight="normal" officeooo:rsid="00fbb1e6" style:font-weight-asian="normal" style:font-weight-complex="normal"/>
    </style:style>
    <style:style style:name="T89" style:family="text">
      <style:text-properties fo:font-weight="normal" officeooo:rsid="00fe2f9d" style:font-weight-asian="normal" style:font-weight-complex="normal"/>
    </style:style>
    <style:style style:name="T90" style:family="text">
      <style:text-properties fo:font-weight="normal" officeooo:rsid="01002586" style:font-weight-asian="normal" style:font-weight-complex="normal"/>
    </style:style>
    <style:style style:name="T91" style:family="text">
      <style:text-properties officeooo:rsid="00fd6a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im of the algorithm is to produce alternate sequences, given <text:span text:style-name="T45">a </text:span>segment of reference sequence (active region) and a set of reads covering the haplotypes. First, the active region and the set of reads are transformed into a graph very similar to the de Bruin one. <text:span text:style-name="T44">The structure of the graph is then optimized (e.g. less populated areas are removed). Finally, the alternate sequences are extracted from the optimized graph.</text:span></text:p>
      <text:h text:style-name="P22" text:outline-level="2">Graph <text:span text:style-name="T47">Representation</text:span></text:h>
      <text:p text:style-name="P15">Each vertex of the graph represents one k-mer present either in the reference sequence, or in some input reads. A k-mer is a sequence of k <text:span text:style-name="T53">consecutive</text:span> bases <text:span text:style-name="T53">within a reference sequence or a read </text:span>. In the scope of this document, we add a special number to each k-mer, called a k-mer context. The number allows us to differentiate k-mers covered by the same sequence of bases which is useful for us when detecting and avoiding repeats within the reference sequence. <text:span text:style-name="T46">The k-mer context number is not used when working with k-mers coming from the input read set – such k-mers have their context always set to zero.</text:span></text:p>
      <text:h text:style-name="P24" text:outline-level="3">Vertices</text:h>
      <text:p text:style-name="P16">Each graph vertex stores the following information:</text:p>
      <text:list xml:id="list125024842540238292" text:style-name="L1">
        <text:list-item>
          <text:p text:style-name="P32">the k-mer it represents (together with its context number),</text:p>
        </text:list-item>
        <text:list-item>
          <text:p text:style-name="P32">references to incoming and outgoing edges.</text:p>
        </text:list-item>
      </text:list>
      <text:p text:style-name="P16"><text:s/>References to all graph vertices are stored in a vertex table, a data structure that allows performing the following operations effectively:</text:p>
      <text:list xml:id="list4301412510206513473" text:style-name="L2">
        <text:list-item>
          <text:p text:style-name="P34"><text:span text:style-name="T48">M</text:span>ap a given k-mer and its context number to corresponding vertex.</text:p>
        </text:list-item>
        <text:list-item>
          <text:p text:style-name="P34"><text:span text:style-name="T48">Gi</text:span>ven a k-mer, return all vertices that represent k-mers covering the same base sequence (the context number is ignored). The list of vertices is sorted by the context number of represented k-mers.</text:p>
        </text:list-item>
        <text:list-item>
          <text:p text:style-name="P35">Add a new k-mer to vertex mapping.</text:p>
        </text:list-item>
        <text:list-item>
          <text:p text:style-name="P35">Remove an existing mapping.</text:p>
        </text:list-item>
      </text:list>
      <text:p text:style-name="P19">The graph contains two special vertices. The starting vertex represents a k-mer covering first k-1 bases of the refeence sequence prefixed with a B base. Similarly, the k-mer of the ending vertex covers the last k-1 bases of the reference, suffixed with an E base. For example, when k-mer size is 5 (number of consecutive bases covered by one k-mer) and the reference starts with ACGTC and ends with TGCGA, the k-mer of the starting vertex covers sequence BACGT and the sequence for the ending vertex is GCGAE. <text:span text:style-name="T57">B and E bases never occur within a DNA sequence which is exactly the reason of their usage as start and end markers.</text:span></text:p>
      <text:h text:style-name="P25" text:outline-level="3">Edges</text:h>
      <text:p text:style-name="P17">Each edge contains the following information:</text:p>
      <text:list xml:id="list6871030177384047847" text:style-name="L3">
        <text:list-item>
          <text:p text:style-name="P36">References to its source and destination vertices, <text:span text:style-name="T49">representing source and destination k-mers</text:span>.</text:p>
        </text:list-item>
        <text:list-item>
          <text:p text:style-name="P37">Weight. The value usually corresponds to a number of reads covering the edge.</text:p>
        </text:list-item>
        <text:list-item>
          <text:p text:style-name="P38"><text:soft-page-break/>Length. Denotes number of bases one must go forward in a read or a reference sequence to obtain the sequence covered by the destination k-mer from the one represented by the source k-mer.</text:p>
        </text:list-item>
        <text:list-item>
          <text:p text:style-name="P39">Type. Three types of edges are defined: reference edges, created when transforming the reference sequence to the graph, read edges, constructed when adding reads to the graph, and variant edges that cover information about two alternate sequences going between the source and destination k-mers. Read edges are also created when optimizing graph structure. Variant edges are usual resulsts of <text:span text:style-name="T51">resolving bubbles.</text:span></text:p>
        </text:list-item>
        <text:list-item>
          <text:p text:style-name="P40"><text:span text:style-name="T52">Primary s</text:span>equence. Covers bases starting after the end of the source k-mer and ending by the last base of the destination k-mer (non-inclusive). This information allows to reconstruct part of the reference sequence or read(s) covered by the edge. <text:span text:style-name="T50">Edges of length 1 do not contain any sequence since they connect adjacent k-mers.</text:span></text:p>
        </text:list-item>
        <text:list-item>
          <text:p text:style-name="P41">Alternate sequence. Present only in variant edges. Covers alternate sequence coming through the edge. <text:span text:style-name="T52">The meaning is defacto the same as in the primary sequence case.</text:span></text:p>
        </text:list-item>
      </text:list>
      <text:p text:style-name="P18">Similarly to the vertex table, references to all edges are stored inside an edge table, a data structure that maps pairs of source and destination k-mers to corresponding edges and allows time-effective insertions and deletions of such mappings. Unlike the vertex one, the edge table does support any sort of queries ignoring k-mer context numbers.</text:p>
      <text:h text:style-name="P23" text:outline-level="2">Graph Construction</text:h>
      <text:p text:style-name="P20">This section provides a step-by-step description how a de Bruin-like graph is constructed from a given segment of reference sequence and a set of reads. <text:span text:style-name="T54">Certain aspects of the construction algorithm will be demonstrated by various figures, usually displaying the graph during certain construction phase. Such figures follow this color scheme:</text:span></text:p>
      <text:list xml:id="list6112890039022790885" text:style-name="L4">
        <text:list-item>
          <text:p text:style-name="P42"><text:span text:style-name="T55">graph</text:span> starting vertex is always yellow,</text:p>
        </text:list-item>
        <text:list-item>
          <text:p text:style-name="P42">blue color is used to draw <text:span text:style-name="T55">graph</text:span> ending vertex and edges of variant types,</text:p>
        </text:list-item>
        <text:list-item>
          <text:p text:style-name="P42">green is used for vertices and edges added to the graph during reference sequence parsing,</text:p>
        </text:list-item>
        <text:list-item>
          <text:p text:style-name="P42">edges and vertices added as a result of read processing are red.</text:p>
        </text:list-item>
      </text:list>
      <text:p text:style-name="P21">The section also takes advantage of unified notation for certain global parameters:</text:p>
      <text:list xml:id="list9040510313390768747" text:style-name="L5">
        <text:list-item>
          <text:p text:style-name="P43">k denotes size of a k-mer (number of bases covered by the k-mer),</text:p>
        </text:list-item>
        <text:list-item>
          <text:p text:style-name="P43">l defines the length of the active region (length of the reference sequence segment),</text:p>
        </text:list-item>
        <text:list-item>
          <text:p text:style-name="P43">t stands for threshold value that is used to determine which parts of the graph are not supported enougth to be treated as important. Such parts may be removed completely.</text:p>
        </text:list-item>
        <text:list-item>
          <text:p text:style-name="P44"><text:span text:style-name="T56">p</text:span> denote<text:span text:style-name="T56">s the</text:span> length of a consecutive region covered by a part of a read. <text:span text:style-name="T58">A r</text:span>ead might not cover one consecutive region due to soft and hard clipping. <text:span text:style-name="T58">Such a read may be divided into parts, also called subreads, each covering smaller but consecutive region. </text:span></text:p>
        </text:list-item>
      </text:list>
      <text:h text:style-name="P28" text:outline-level="3"><text:soft-page-break/>Initialization <text:span text:style-name="T59">and Preprocessing</text:span></text:h>
      <text:p text:style-name="P51">Unlike algorithms performing global reassembly (some of them were presented in the beginning of this document), local reassembly needs some extra preprocessing to be done, especially for the input read set. It is necessary to identify reads that fit into the active region with at least some parts. This can be done by looking at their mapping position (POS) and length. It would be theoretically possible to use also reads that are either not mapped at all, or their mapping is a low-quality one, if they proved to be similar enough to other reads known to overlap with the active region. However, the algorithm presented in this document does not follow this approach. It selects only reads with sufficient mapping quality and that overlap with the active region. By default, mapping quality above 20 is considered as sufficient.</text:p>
      <text:p text:style-name="P52">B<text:span text:style-name="T60">ecause one read might cover more than one consecutive region of the alternate sequence (due to clipping, both soft and hard), it is necessary to split it into parts for which the statement about one consecutive region holds. Such parts are called subreads. For each subread, a test is made to decide whether it overlaps with the active region. A read is filtered out if none of its parts overlaps. Additionally, only overlapping subreads are used in the further steps of the algorithm.</text:span></text:p>
      <text:p text:style-name="P53">Reads can be divided into parts using information in their CIGAR strings. If the CIGAR string is not available, or does not contain any indication of clipping, the corresponding read is treated as covering one consecutive region; it is not further divided into <text:span text:style-name="T61">subreads (i.e. only one subread covering the whole read exists)</text:span>. <text:span text:style-name="T61">When the clipping information is available, the read is divided. For example, if the CIGAR string is equal to </text:span><text:s text:c="2"/><text:span text:style-name="T2">8S45M9H89M</text:span><text:span text:style-name="T9">, the corresponding read mapped at position X is divided into these subreads:</text:span></text:p>
      <text:list xml:id="list5245794157045964751" text:style-name="L11">
        <text:list-item>
          <text:p text:style-name="P54">r<text:span text:style-name="T10">1</text:span>, mapped at X+8, 45 bases long,</text:p>
        </text:list-item>
        <text:list-item>
          <text:p text:style-name="P54">r<text:span text:style-name="T10">2</text:span>, mapped at X+62, 89 bases long.</text:p>
        </text:list-item>
      </text:list>
      <text:p text:style-name="P55">When it is clear which of the input reads to use for the given active region, a real work begins. A reference sequence covering the active region is transformed into de Bruin-like graph.</text:p>
      <text:h text:style-name="P27" text:outline-level="3">Reference Sequence Transformation</text:h>
      <text:p text:style-name="P56">The process of transforming the active region into graph is quite straight forward. The refeence sequence is divided into l-k+1 k-mers K1, …, Kl-k+1. Two extra k-mers, K0 and Kl-p+2, are added to denote the start and end of the region. Figure 1 ilustrates the situation on a sample active region starting with ACGTTTGC and ending with CCGTAGCT (k = 5). <text:span text:style-name="T68">It may happen that two or more k-mers cover the same sequence. In such a case, their k-mer context number is used to distinguish them. Let's denote such k-mers as Ks0, …, Ksn where s1 &lt; … &lt; sn. The context number for Ks0 is set to zero, Ks1 obtains 1 and so forth until Ksn gets n. K-mers that cover unique sequences (sequences not covered by any other k-mer) have their context number always set to zero.</text:span></text:p>
      <text:p text:style-name="P56"/>
      <text:p text:style-name="P59"><text:span text:style-name="T3">F</text:span><text:span text:style-name="T1">igure 1:</text:span> Dividing the active region reference into k-mers</text:p>
      <text:p text:style-name="P58">For each <text:span text:style-name="T76">of l-k+3 k-mers, a graph vertex is created to represent it. Then, adjacent k-mers are connected with oriented edges going alongise k-mer indices. Formally speaking, the resulting graph G looks like this:</text:span></text:p>
      <text:p text:style-name="P58"><text:soft-page-break/><text:span text:style-name="T77"><text:tab/>G = (V, E)</text:span></text:p>
      <text:p text:style-name="P58"><text:span text:style-name="T77"><text:tab/>V = {vi | vi represents k/mer Ki, I \in {0, …, l – k + 2}}</text:span></text:p>
      <text:p text:style-name="P58"><text:tab/><text:span text:style-name="T77">E = {(vi, vi+1) | i \in {0, …, l – k + 1}}</text:span></text:p>
      <text:p text:style-name="P60"><text:span text:style-name="T78">Length</text:span> of all the edges i one since they connect adjacent k-mers. The graph is also a linear one; input and output degree of all vertices, except the starting and ending one, is 1. <text:span text:style-name="T81">All vertices are also marked as coming from the reference sequence. Figure 2 shows how such a graph would look like for an active region of ACGTAAAA (l = 8) and k = 3.</text:span></text:p>
      <text:p text:style-name="P57"/>
      <text:p text:style-name="P61"><text:span text:style-name="T1">Figure 2:</text:span> A sample graph obtained by transforming a reference sequence ACGTAAAA with k-mer size of 3</text:p>
      <text:h text:style-name="P29" text:outline-level="3">Adding Reads</text:h>
      <text:p text:style-name="P62">The algorithm works rather with individual subreads, rather than whole reads. Its individual steps are quite similars to the steps of reference sequence transformation. The subread of length p is divided into p-k+1 k-mers <text:span text:style-name="T79">(K0, …, Kp-k) </text:span>using exactly the same approach, except that no extra k-mers are added. <text:span text:style-name="T79">Further processing has to be different since the graph may contains more vertices the k-mers of which cover the same sequence.</text:span></text:p>
      <text:p text:style-name="P63">For each k-mer Ki, a set of vertices Vi is created. The set contains all vertices of the graph covering the same sequence as Ki does. K-mer context numbers are ingored. If the k-mer does not appear within the active region or already processed reads, the Vi set would be empty. In such a case, a new vertex, covering the k-mer, is added to the graph and also to Vi. <text:span text:style-name="T80">The vertex is marked as created by a read. Some interesting properties holds for each Vi:</text:span></text:p>
      <text:list xml:id="list792738402762442355" text:style-name="L12">
        <text:list-item>
          <text:p text:style-name="P64">all its vertices come from the same source (either reference sequence, or reads). The source is also referred as a type of the set.</text:p>
        </text:list-item>
        <text:list-item>
          <text:p text:style-name="P64">Reference Vi <text:span text:style-name="T91">sets</text:span> may contain one or multiple vertices, read Vis contains exactly one since k-mer context numbers are not used to differentiate k-mers present only in reads.</text:p>
        </text:list-item>
      </text:list>
      <text:p text:style-name="P68"><text:span text:style-name="T82">To make things more obvious, let's again have a reference sequence of </text:span><text:bookmark-start text:name="__DdeLink__451_1755728066"/><text:span text:style-name="T4">ACGTAAAA</text:span><text:bookmark-end text:name="__DdeLink__451_1755728066"/><text:span text:style-name="T82"> and let's have a read of <text:s/></text:span><text:bookmark-start text:name="__DdeLink__449_1755728066"/><text:span text:style-name="T6">ACGGAAAA</text:span><text:bookmark-end text:name="__DdeLink__449_1755728066"/><text:span text:style-name="T84"> </text:span><text:span text:style-name="T86">that maps on its beginning. Figure 3 shows contents of the Vi sets </text:span><text:span text:style-name="T88">constructed</text:span><text:span text:style-name="T86"> for the read when k = 3. </text:span><text:span text:style-name="T85">In this example, the length of the read is the same as the size of the reference sequence. This is just a coincidence (in reality, reads are usually much shorter than the size of the active region).</text:span></text:p>
      <text:p text:style-name="P68"><text:span text:style-name="T85"/></text:p>
      <text:p text:style-name="P65"><text:span text:style-name="T5">F</text:span><text:span text:style-name="T1">igure 3:</text:span><text:span text:style-name="T83"> V</text:span><text:span text:style-name="T21">i</text:span><text:span text:style-name="T83"> sets for the read <text:s/></text:span><text:span text:style-name="T6">ACGGAAAA</text:span><text:span text:style-name="T84"> </text:span><text:span text:style-name="T83">and reference sequence <text:s/></text:span><text:span text:style-name="T4">ACGTAAAA</text:span><text:span text:style-name="T86"> </text:span><text:span text:style-name="T83">(k = 3)</text:span></text:p>
      <text:p text:style-name="P70"><text:span text:style-name="T87">T</text:span><text:span text:style-name="T83">o complete addition of the read (or subread) in an ideal way, one needs to select exactly one vertex vi from each Vi and connect them by oriented edges to form a path from v0 to vp-k. This is trivial for read Vi sets since they always contain only one vertex but may be hard for those of reference type. There may exist quite many paths connecting a vertex from V0 with one in Vp-k and from the information available, it is not clear which is the right one. To filter out unprobably paths, two heuristics may be applied:</text:span></text:p>
      <text:list xml:id="list3440158631154869149" text:style-name="L13">
        <text:list-item>
          <text:p text:style-name="P69"><text:soft-page-break/><text:span text:style-name="T89">reduce Vi sizes by looking at reference edgtes,</text:span></text:p>
        </text:list-item>
        <text:list-item>
          <text:p text:style-name="P45"><text:span text:style-name="T89">choose best path based on the number of edges that needs to be added to the graph. </text:span></text:p>
        </text:list-item>
      </text:list>
      <text:p text:style-name="P66"><text:span text:style-name="T89">W</text:span><text:span text:style-name="T83">hile the first heuristics does not guarantee existence of only one path, it may be sufficient in many active regions where repetitions are not counted as everyday events. </text:span><text:span text:style-name="T90">The second approach always produces one path but it may be quite challenging to tune it not to miss the right one.</text:span></text:p>
      <text:h text:style-name="P31" text:outline-level="4">Reducing Sizes of the Vi Sets</text:h>
      <text:p text:style-name="P4"/>
      <text:p text:style-name="P5"><text:span text:style-name="T1">Obrázek </text:span><text:span text:style-name="T7">4</text:span><text:span text:style-name="T1">:</text:span> Aplikace heuristiky na snížení počtu mapování (pod)čtení na referenční sekvenci.</text:p>
      <text:h text:style-name="P31" text:outline-level="4">Finding the Best Path</text:h>
      <text:p text:style-name="P5"/>
      <text:p text:style-name="P6">Tento způsob odstraňování nepravděpodobných cest nezaručuje zredukování velikosti množin Vi na 1. <text:span text:style-name="T26">Pro zajištění této vlastnosti byla implementována druhá heuristika založená na hledání nejkratší cesty mezi některým z vrcholů obsažených ve V</text:span><text:span text:style-name="T14">0</text:span><text:span text:style-name="T26"> a některým z V</text:span><text:span text:style-name="T14">p-k-1</text:span><text:span text:style-name="T26">. </text:span></text:p>
      <text:p text:style-name="P6"><text:s/><text:span text:style-name="T27">Graf G' = (V, E, w), na kterém hledání probíhá, odpovídá grafu z horní poloviny obrázku X+2. Jeho definice je následující:</text:span></text:p>
      <text:p text:style-name="P6"><text:tab/><text:span text:style-name="T27">V = {v</text:span><text:span text:style-name="T19">ij</text:span><text:span text:style-name="T27"> | i \in {0,…,p – k – 1}, j \in {0, …, |V</text:span><text:span text:style-name="T19">i</text:span><text:span text:style-name="T27">| - 1} }</text:span></text:p>
      <text:p text:style-name="P6"><text:span text:style-name="T27"><text:tab/>E = {(v</text:span><text:span text:style-name="T19">ij</text:span><text:span text:style-name="T27">;v</text:span><text:span text:style-name="T19">i+1</text:span><text:span text:style-name="T20">l</text:span><text:span text:style-name="T27">) | i \in {0,…,p – k – 2}, j \in {0, …, |V</text:span><text:span text:style-name="T19">i</text:span><text:span text:style-name="T27">| - 1, l \in {0,…,|V</text:span><text:span text:style-name="T20">i+1</text:span><text:span text:style-name="T34">| - 1}}</text:span></text:p>
      <text:p text:style-name="P7">Pro ohodnocení hran platí následující:</text:p>
      <text:list xml:id="list2386093389290225242" text:style-name="L9">
        <text:list-item>
          <text:p text:style-name="P47">w(e <text:span text:style-name="T35">\in E</text:span>) = 0, pokud v grafu vznikajícím zpracováním referenčním sekvence a postupným přidáváním čtení existuje hrana (u;v).</text:p>
        </text:list-item>
        <text:list-item>
          <text:p text:style-name="P47">w(e <text:span text:style-name="T35">\in E</text:span>) = 1, pokud předchozí případ neplatí.</text:p>
        </text:list-item>
        <text:list-item>
          <text:p text:style-name="P47">w(e <text:span text:style-name="T36">\in E</text:span>) = 2, pokud nejkratší cesta vedoucí do <text:span text:style-name="T38">vrcholu </text:span>u prochází již <text:span text:style-name="T38">vrcholem </text:span>v. Toto ohodnocení je možné aplikovat vzhledem k tomu, že graf je tvořen vrstvami; při zpracování hran spojujících vrcholy množiny V<text:span text:style-name="T10">i</text:span> (u \<text:span text:style-name="T37">in</text:span> V<text:span text:style-name="T10">i</text:span>) a V<text:span text:style-name="T10">i+1</text:span> (v \in V<text:span text:style-name="T10">i+1</text:span>) již nelze vylepšit nejkratší cesty vedoucí <text:span text:style-name="T28">z V</text:span><text:span text:style-name="T17">0</text:span><text:span text:style-name="T28"> do</text:span> V<text:span text:style-name="T10">i</text:span>. </text:p>
        </text:list-item>
      </text:list>
      <text:p text:style-name="P48">Důvod zavedení třetího druhu ohodnocení znevýhodňuje cesty vedoucí opakovaně přes jeden vrchol, k čemuž dochází zejména v případě referenční sekvence, kde může existovat (a často i existuje) více vrcholů reprezentující k-mer se stejnou sekvencí bází.</text:p>
      <text:p text:style-name="P8">Po aplikaci výše zmíněných heuristik přichází konečná fáze přidání (pod)čtení do grafu. <text:span text:style-name="T29">Jelikož vrcholy obsažené ve všech množinách Vi již byly do grafu přidány, zbývá pouze přidat nové hrany, případně doplnit informace k hranám již existujícím. Do grafu je přidána následující množina hran:</text:span></text:p>
      <text:p text:style-name="P8"><text:tab/><text:span text:style-name="T30">E' = {(u</text:span><text:span text:style-name="T15">ij</text:span><text:span text:style-name="T30">, v</text:span><text:span text:style-name="T15">i+1</text:span><text:span text:style-name="T16">l</text:span><text:span text:style-name="T30">) | i </text:span><text:span text:style-name="T33">\</text:span><text:span text:style-name="T30">in {0,…,p-k-1}, j \in {0,…,|V</text:span><text:span text:style-name="T15">i</text:span><text:span text:style-name="T30">| - 1}, </text:span><text:span text:style-name="T31">l </text:span><text:span text:style-name="T30">\in {0,…,|V</text:span><text:span text:style-name="T15">i+1</text:span><text:span text:style-name="T30">| - </text:span><text:span text:style-name="T32">1</text:span><text:span text:style-name="T30">}}</text:span></text:p>
      <text:p text:style-name="P9">Ke každé hraně z E' je také poznamenán identifikátor přidávaného čtení a pozice, kterou v rámci čtení zaujímá její zdrojový vrchol. Pokud již je některá z hran v E' přítomna v grafu, doplní se k ní pouze informace o novém čtení.</text:p>
      <text:p text:style-name="P10"><text:soft-page-break/>Po přidání všech čtení do grafu začíná fáze optimalizace grafové struktury.</text:p>
      <text:h text:style-name="P30" text:outline-level="4">Kandidáti na spojení</text:h>
      <text:p text:style-name="P11">Při zpracování podčtení o délce p vznikají dva druhy množin V<text:span text:style-name="T10">i</text:span>: buď <text:span text:style-name="T39">tyto množiny</text:span> obsahuj<text:span text:style-name="T39">í</text:span> vrcholy pouze z referenční sekvence, nebo právě jeden vrchol přidaný při zpracování podčtení. <text:span text:style-name="T40">Uvažujme podčtení, po jehož zpracování platí následující:</text:span></text:p>
      <text:list xml:id="list1297083513488086124" text:style-name="L10">
        <text:list-item>
          <text:p text:style-name="P49">a, b, c, d \in N<text:span text:style-name="T10">0</text:span>, a &lt; b &lt; c &lt; d,</text:p>
        </text:list-item>
        <text:list-item>
          <text:p text:style-name="P50">V<text:span text:style-name="T10">a</text:span>,...V<text:span text:style-name="T10">b</text:span> obsahují právě vrchol z čtení,</text:p>
        </text:list-item>
        <text:list-item>
          <text:p text:style-name="P50">V<text:span text:style-name="T42">b</text:span><text:span text:style-name="T41">+1</text:span>,...V<text:span text:style-name="T18">c</text:span> obsahují vrcholy z referenční sekvence,</text:p>
        </text:list-item>
        <text:list-item>
          <text:p text:style-name="P50">V<text:span text:style-name="T42">c</text:span><text:span text:style-name="T10">+1</text:span>,…,V<text:span text:style-name="T18">d</text:span> opět obsahují právě jeden vrchol typu čtení.</text:p>
        </text:list-item>
      </text:list>
      <text:p text:style-name="P12">Dané podčtení tedy v úseku (a,b) pokrývá část alternativní sekvence rozdílné od referenční, následně se v úseku (b+1,c) s referencí shoduje a nakonec v úseku (c+1,d) se opět odlišuje. <text:span text:style-name="T43">Teoreticky může být přínos takového podčtení pro referenční sekvenci v úseku (b+1,c) falešný, protože ke shodě k-merů může dojít jenom dílem náhody. Taková situace je pravděpodobná zejména v případě, že je úsek (b+1,c) krátký. Pravděpodobně by se vyplatilo spojit úseky (a,b) a (c+1,d) přímo hranou.</text:span></text:p>
      <text:p text:style-name="P13">K přímému spojování takových úseků hranami dochází během optimalizací struktury grafu, která následuje po přidání všech čtení a je popsána níže. Během přidávání čtení jsou pouze hrany vedoucí z V<text:span text:style-name="T10">b</text:span> do V<text:span text:style-name="T10">b+1</text:span> a z V<text:span text:style-name="T10">c</text:span> do V<text:span text:style-name="T10">c+1</text:span> označeny jako <text:span text:style-name="T8">kandidáti na spojení</text:span> – později mohou být odstraněny a nahrazeny jednou hranou vedoucí z V<text:span text:style-name="T10">b</text:span> do V<text:span text:style-name="T10">c</text:span>.</text:p>
      <text:h text:style-name="P26" text:outline-level="3">Graph Structure Optimization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3:27:59.022000000</meta:creation-date>
    <dc:date>2016-06-10T15:15:00.487000000</dc:date>
    <meta:editing-duration>PT14H41M52S</meta:editing-duration>
    <meta:editing-cycles>249</meta:editing-cycles>
    <meta:generator>LibreOffice/5.0.2.2$Windows_x86 LibreOffice_project/37b43f919e4de5eeaca9b9755ed688758a8251fe</meta:generator>
    <meta:document-statistic meta:table-count="0" meta:image-count="0" meta:object-count="0" meta:page-count="6" meta:paragraph-count="85" meta:word-count="2589" meta:character-count="15071" meta:non-whitespace-character-count="12575"/>
  </office:meta>
</office:document-meta>
</file>